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thlyROI" table:style-name="ta1">
        <table:shapes>
          <draw:frame draw:z-index="0" draw:style-name="gr1" draw:text-style-name="P1" svg:width="6.2988in" svg:height="3.5429in" svg:x="2.6752in" svg:y="0.8134in">
            <draw:object draw:notify-on-update-of-ranges="monthlyROI.B1:monthlyROI.B1 monthlyROI.B2:monthlyROI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onthly Prof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.326363138034" calcext:value-type="float">
            <text:p>386.326363138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1.732830786309" calcext:value-type="float">
            <text:p>351.732830786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.275417766234" calcext:value-type="float">
            <text:p>324.275417766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2.66509357201" calcext:value-type="float">
            <text:p>302.66509357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.90565427475" calcext:value-type="float">
            <text:p>285.90565427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3.21504" calcext:value-type="float">
            <text:p>273.21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.970728931771" calcext:value-type="float">
            <text:p>263.9707289317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.671029718033" calcext:value-type="float">
            <text:p>257.671029718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.90712195122" calcext:value-type="float">
            <text:p>253.90712195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2.342516867902" calcext:value-type="float">
            <text:p>252.3425168679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.852776907217" calcext:value-type="float">
            <text:p>252.852776907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.88859410989" calcext:value-type="float">
            <text:p>254.88859410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.413890770855" calcext:value-type="float">
            <text:p>258.413890770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.260646341463" calcext:value-type="float">
            <text:p>263.260646341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.285195847209" calcext:value-type="float">
            <text:p>269.285195847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.363971115312" calcext:value-type="float">
            <text:p>276.3639711153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.390105424657" calcext:value-type="float">
            <text:p>284.390105424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.270704028269" calcext:value-type="float">
            <text:p>293.2707040282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2.924633019675" calcext:value-type="float">
            <text:p>302.9246330196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3.280715223881" calcext:value-type="float">
            <text:p>313.2807152238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4.276248302494" calcext:value-type="float">
            <text:p>324.2762483024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.99405880422" calcext:value-type="float">
            <text:p>335.994058804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8.109082688948" calcext:value-type="float">
            <text:p>348.109082688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0.715185814555" calcext:value-type="float">
            <text:p>360.7151858145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3.773166601942" calcext:value-type="float">
            <text:p>373.773166601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7.247887803853" calcext:value-type="float">
            <text:p>387.2478878038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1.107763086378" calcext:value-type="float">
            <text:p>401.1077630863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5.32431952048" calcext:value-type="float">
            <text:p>415.32431952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9.87182320442" calcext:value-type="float">
            <text:p>429.871823204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4.726957638845" calcext:value-type="float">
            <text:p>444.726957638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9.868546381395" calcext:value-type="float">
            <text:p>459.8685463813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5.27731302819" calcext:value-type="float">
            <text:p>475.277313028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1.086602704626" calcext:value-type="float">
            <text:p>491.0866027046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6.979851421938" calcext:value-type="float">
            <text:p>506.9798514219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3.091899636364" calcext:value-type="float">
            <text:p>523.091899636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9.409232186979" calcext:value-type="float">
            <text:p>539.409232186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16:24:54.896302976</dc:date>
    <meta:editing-duration>PT3M15S</meta:editing-duration>
    <meta:editing-cycles>1</meta:editing-cycles>
    <meta:document-statistic meta:table-count="1" meta:cell-count="73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monthlyROI.B1:monthlyROI.B37" chart:data-source-has-labels="row" svg:x="0.32cm" svg:y="0.18cm" svg:width="11.688cm" svg:height="8.64cm">
          <chart:coordinate-region svg:x="1.127cm" svg:y="0.379cm" svg:width="10.88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thlyROI.B2:monthlyROI.B37" chart:label-cell-address="monthlyROI.B1:monthlyROI.B1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hly Profits</text:p>
                <draw:g>
                  <svg:desc>monthlyROI.B1:monthlyRO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6.326363138034">
                <text:p>386.326363138034</text:p>
                <draw:g>
                  <svg:desc>monthlyROI.B2:monthlyROI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.732830786309">
                <text:p>351.732830786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.275417766234">
                <text:p>324.275417766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66509357201">
                <text:p>302.66509357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5.90565427475">
                <text:p>285.9056542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1504">
                <text:p>273.2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.970728931771">
                <text:p>263.97072893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.671029718033">
                <text:p>257.671029718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90712195122">
                <text:p>253.90712195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.342516867902">
                <text:p>252.34251686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.852776907217">
                <text:p>252.852776907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.88859410989">
                <text:p>254.8885941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.413890770855">
                <text:p>258.413890770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.260646341463">
                <text:p>263.260646341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285195847209">
                <text:p>269.28519584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.363971115312">
                <text:p>276.363971115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4.390105424657">
                <text:p>284.390105424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.270704028269">
                <text:p>293.270704028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.924633019675">
                <text:p>302.924633019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.280715223881">
                <text:p>313.280715223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4.276248302494">
                <text:p>324.276248302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5.99405880422">
                <text:p>335.99405880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.109082688948">
                <text:p>348.109082688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.715185814555">
                <text:p>360.715185814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.773166601942">
                <text:p>373.773166601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7.247887803853">
                <text:p>387.247887803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1.107763086378">
                <text:p>401.107763086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32431952048">
                <text:p>415.32431952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.87182320442">
                <text:p>429.87182320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.726957638845">
                <text:p>444.726957638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.868546381395">
                <text:p>459.86854638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5.27731302819">
                <text:p>475.27731302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1.086602704626">
                <text:p>491.086602704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6.979851421938">
                <text:p>506.979851421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3.091899636364">
                <text:p>523.091899636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9.409232186979">
                <text:p>539.409232186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